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7.84999990463257pt" style:font-size-complex="9pt"/>
    </style:style>
    <style:style style:name="P2" style:family="paragraph" style:parent-style-name="Standard">
      <style:text-properties fo:font-size="10pt" style:font-size-asian="8.75pt" style:font-size-complex="10pt"/>
    </style:style>
    <style:style style:name="P3" style:family="paragraph">
      <loext:graphic-properties draw:fill="none" draw:fill-color="#ffffff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5.131cm" fo:min-width="8.331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Forme1" draw:style-name="gr2" draw:text-style-name="P3" svg:width="8.501cm" svg:height="5.301cm" svg:x="8.527cm" svg:y="20.375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20.375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" draw:style-name="gr1"><draw:custom-shape draw:name="Forme1" draw:style-name="gr2" draw:text-style-name="P3" svg:width="8.501cm" svg:height="5.301cm" svg:x="8.527cm" svg:y="9.48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9.48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" draw:style-name="gr1"><draw:custom-shape draw:name="Forme1" draw:style-name="gr2" draw:text-style-name="P3" svg:width="8.501cm" svg:height="5.301cm" svg:x="8.527cm" svg:y="-1.469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-1.469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" draw:style-name="gr1"><draw:custom-shape draw:name="Forme1" draw:style-name="gr2" draw:text-style-name="P3" svg:width="8.501cm" svg:height="5.301cm" svg:x="8.527cm" svg:y="14.91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14.91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" draw:style-name="gr1"><draw:custom-shape draw:name="Forme1" draw:style-name="gr2" draw:text-style-name="P3" svg:width="8.501cm" svg:height="5.301cm" svg:x="8.527cm" svg:y="3.99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3.99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<text:bookmark text:name="dmusic_tracklist_player_row_B00OWFUFWM"/><text:bookmark text:name="dmusic_tracklist_conten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9:04:11.791551018</meta:creation-date>
    <dc:date>2017-11-16T22:33:23.220935885</dc:date>
    <meta:editing-duration>PT44M12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